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af25" officeooo:paragraph-rsid="0008af25"/>
    </style:style>
    <style:style style:name="P2" style:family="paragraph" style:parent-style-name="Standard">
      <style:text-properties style:use-window-font-color="true" loext:opacity="0%" style:text-underline-style="none" officeooo:rsid="0008af25" officeooo:paragraph-rsid="0008af25"/>
    </style:style>
    <style:style style:name="P3" style:family="paragraph" style:parent-style-name="Standard">
      <style:text-properties officeooo:rsid="000a5753" officeooo:paragraph-rsid="000a5753"/>
    </style:style>
    <style:style style:name="T1" style:family="text">
      <style:text-properties style:use-window-font-color="true" loext:opacity="0%" style:text-underline-style="none"/>
    </style:style>
    <style:style style:name="T2" style:family="text">
      <style:text-properties officeooo:rsid="000a575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il du DSI au service achat</text:p>
      <text:p text:style-name="P1"/>
      <text:p text:style-name="P1"/>
      <text:p text:style-name="P1"/>
      <text:p text:style-name="P1"/>
      <text:p text:style-name="P1">Bonjour</text:p>
      <text:p text:style-name="P1"/>
      <text:p text:style-name="P1">Nos service nous ont transmis un besoin concernant l’achat de <text:span text:style-name="T1"><text:s/>disques dur :</text:span></text:p>
      <text:p text:style-name="P2"/>
      <text:p text:style-name="P1">- 10 disques durs de capacité de 4 To</text:p>
      <text:p text:style-name="P1">- 10 disques durs de capacité de 5 To</text:p>
      <text:p text:style-name="P1">- 10 disques durs de capacité de 8 To</text:p>
      <text:p text:style-name="P1"/>
      <text:p text:style-name="P1">Nous avons un nouveau contrat avec toshiba concernant les équipements.</text:p>
      <text:p text:style-name="P1">Pouvez vous leurs transmettre notre demande et me faire parvenir les délais de livraison <text:span text:style-name="T2">s’il vous plaît </text:span>?</text:p>
      <text:p text:style-name="P1"/>
      <text:p text:style-name="P1">Merci d’avance</text:p>
      <text:p text:style-name="P3">ASSIM Tarek</text:p>
      <text:p text:style-name="P3">DSI d’Astrocookie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08:25:27.600402674</meta:creation-date>
    <dc:date>2024-03-20T08:22:00.045200896</dc:date>
    <meta:editing-duration>PT5M48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1" meta:word-count="81" meta:character-count="441" meta:non-whitespace-character-count="370"/>
  </office:meta>
</office:document-meta>
</file>